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0.334cm" fo:min-width="14.788cm"/>
    </style:style>
    <style:style style:name="gr2" style:family="graphic" style:parent-style-name="standard">
      <style:graphic-properties draw:fill-color="#cccccc" draw:textarea-horizontal-align="justify" draw:textarea-vertical-align="top" draw:auto-grow-height="false" fo:min-height="5.318cm" fo:min-width="3.79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1cm" fo:min-width="1.948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394cm"/>
      <style:paragraph-properties style:writing-mode="lr-tb"/>
    </style:style>
    <style:style style:name="gr6" style:family="graphic" style:parent-style-name="standard">
      <style:graphic-properties draw:stroke="none" draw:fill="none" fo:min-height="0.23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83cm" fo:min-width="1.25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83cm" fo:min-width="1.29cm"/>
      <style:paragraph-properties style:writing-mode="lr-tb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7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62cm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svg:stroke-color="#ff4000" draw:marker-end="Arrowheads_20_8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306cm"/>
      <style:paragraph-properties style:writing-mode="lr-tb"/>
    </style:style>
    <style:style style:name="gr16" style:family="graphic" style:parent-style-name="objectwithoutfill">
      <style:graphic-properties svg:stroke-color="#ff0000" draw:marker-end="Arrowheads_20_9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0.2cm"/>
      <style:paragraph-properties style:writing-mode="lr-tb"/>
    </style:style>
    <style:style style:name="gr18" style:family="graphic" style:parent-style-name="standard">
      <style:graphic-properties draw:fill-color="#eeeeee" draw:textarea-horizontal-align="justify" draw:textarea-vertical-align="top" draw:auto-grow-height="false" fo:min-height="0.385cm" fo:min-width="3.452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5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cccccc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6pt" fo:font-style="normal" style:font-size-asian="6pt" style:font-style-asian="normal" style:font-size-complex="6pt" style:font-style-complex="normal"/>
    </style:style>
    <style:style style:name="P11" style:family="paragraph">
      <loext:graphic-properties draw:fill="none"/>
      <style:paragraph-properties style:writing-mode="lr-tb"/>
      <style:text-properties fo:font-size="5pt" style:font-size-asian="5pt" style:font-size-complex="5pt"/>
    </style:style>
    <style:style style:name="P12" style:family="paragraph">
      <style:paragraph-properties fo:text-align="start" style:writing-mode="lr-tb"/>
      <style:text-properties fo:font-size="6pt" style:font-size-asian="6pt" style:font-size-complex="6pt"/>
    </style:style>
    <style:style style:name="P13" style:family="paragraph">
      <loext:graphic-properties draw:fill-color="#eeeeee"/>
      <style:paragraph-properties fo:text-align="start" style:writing-mode="lr-tb"/>
      <style:text-properties fo:font-size="6pt" style:font-size-asian="6pt" style:font-size-complex="6pt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6pt" fo:font-style="normal" style:font-size-asian="6pt" style:font-style-asian="normal" style:font-size-complex="6pt" style:font-style-complex="normal"/>
    </style:style>
    <style:style style:name="T6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11.43cm" svg:x="2.587cm" svg:y="1.95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7" draw:id="id7" draw:layer="layout" svg:width="4.762cm" svg:height="6.032cm" svg:x="3.54cm" svg:y="3.54cm">
          <text:p text:style-name="P2">N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54cm" svg:height="0.952cm" svg:x="4.71cm" svg:y="5.045cm">
          <text:p text:style-name="P4"><text:span text:style-name="T1">sleepy_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2.54cm" svg:height="0.952cm" svg:x="4.71cm" svg:y="6.315cm">
          <text:p text:style-name="P5"><text:span text:style-name="T2">Gitea: http,s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5" draw:id="id5" draw:layer="layout" svg:width="2.54cm" svg:height="0.952cm" svg:x="4.71cm" svg:y="7.585cm">
          <text:p text:style-name="P5"><text:span text:style-name="T2">Nexus: mvn, docker regis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762cm" svg:height="6.032cm" svg:x="9.941cm" svg:y="3.541cm">
          <text:p text:style-name="P2">24x7 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6" draw:id="id6" draw:layer="layout" svg:width="2.54cm" svg:height="0.952cm" svg:x="11.111cm" svg:y="5.046cm">
          <text:p text:style-name="P5"><text:span text:style-name="T2">sleepy_side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2.54cm" svg:height="0.952cm" svg:x="11.111cm" svg:y="7.586cm">
          <text:p text:style-name="P4"><text:span text:style-name="T1">Wake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7.35cm" svg:y1="5.245cm" svg:x2="10.842cm" svg:y2="5.245cm">
          <text:p/>
        </draw:line>
        <draw:line draw:style-name="gr4" draw:text-style-name="P6" draw:layer="layout" svg:x1="7.35cm" svg:y1="5.745cm" svg:x2="10.842cm" svg:y2="5.745cm">
          <text:p/>
        </draw:line>
        <draw:frame draw:style-name="gr5" draw:text-style-name="P7" draw:layer="layout" svg:width="2.894cm" svg:height="0.489cm" svg:x="7.667cm" svg:y="4.81cm">
          <draw:text-box>
            <text:p><text:span text:style-name="T3">Sleep report before sleep</text:span></text:p>
          </draw:text-box>
        </draw:frame>
        <draw:frame draw:style-name="gr6" draw:text-style-name="P8" draw:layer="layout" svg:width="3.198cm" svg:height="0.489cm" svg:x="7.667cm" svg:y="5.762cm">
          <draw:text-box>
            <text:p><text:span text:style-name="T3">Wake report after wake</text:span></text:p>
          </draw:text-box>
        </draw:frame>
        <draw:custom-shape draw:style-name="gr7" draw:text-style-name="P9" xml:id="id1" draw:id="id1" draw:layer="layout" svg:width="1.905cm" svg:height="1.587cm" svg:x="6.397cm" svg:y="11.16cm">
          <text:p text:style-name="P9"><text:span text:style-name="T4">Client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" draw:id="id3" draw:layer="layout" svg:width="1.944cm" svg:height="1.587cm" svg:x="8.898cm" svg:y="11.16cm">
          <text:p text:style-name="P9"><text:span text:style-name="T4">Client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7.349cm" svg:y1="11.16cm" svg:x2="11.111cm" svg:y2="8.062cm" draw:start-shape="id1" draw:start-glue-point="0" draw:end-shape="id2" draw:end-glue-point="3" svg:d="M7349 11160c0-2066 1254-3098 3762-3098" svg:viewBox="0 0 3763 3099">
          <text:p/>
        </draw:connector>
        <draw:connector draw:style-name="gr9" draw:text-style-name="P6" draw:layer="layout" draw:type="curve" svg:x1="9.87cm" svg:y1="11.16cm" svg:x2="13.651cm" svg:y2="8.062cm" draw:start-shape="id3" draw:start-glue-point="0" draw:end-shape="id2" draw:end-glue-point="1" svg:d="M9870 11160c0-1966 2142-1638 3275-1921s1259-1177 506-1177" svg:viewBox="0 0 4256 3099">
          <text:p/>
        </draw:connector>
        <draw:frame draw:style-name="gr10" draw:text-style-name="P10" draw:layer="layout" svg:width="2.373cm" svg:height="0.489cm" svg:x="10.044cm" svg:y="10.207cm">
          <draw:text-box>
            <text:p><text:span text:style-name="T5">git pull (ssh, http(s))</text:span></text:p>
          </draw:text-box>
        </draw:frame>
        <draw:frame draw:style-name="gr11" draw:text-style-name="P10" draw:layer="layout" svg:width="1.662cm" svg:height="0.489cm" svg:x="7.35cm" svg:y="10.207cm">
          <draw:text-box>
            <text:p><text:span text:style-name="T5">docker push</text:span></text:p>
          </draw:text-box>
        </draw:frame>
        <draw:connector draw:style-name="gr12" draw:text-style-name="P6" draw:layer="layout" draw:type="curve" svg:x1="12.381cm" svg:y1="7.586cm" svg:x2="7.25cm" svg:y2="6.791cm" draw:start-shape="id2" draw:start-glue-point="0" draw:end-shape="id4" draw:end-glue-point="1" svg:d="M12381 7586c0-530-1710-795-5131-795" svg:viewBox="0 0 5132 796">
          <text:p/>
        </draw:connector>
        <draw:connector draw:style-name="gr13" draw:text-style-name="P6" draw:layer="layout" draw:type="curve" svg:x1="12.381cm" svg:y1="7.586cm" svg:x2="7.25cm" svg:y2="8.061cm" draw:start-shape="id2" draw:start-glue-point="0" draw:end-shape="id5" draw:end-glue-point="1" svg:d="M12381 7586c0-751-1600-627-2159-320s-76 795-2972 795" svg:viewBox="0 0 5132 1036">
          <text:p/>
        </draw:connector>
        <draw:line draw:style-name="gr14" draw:text-style-name="P6" draw:layer="layout" svg:x1="12.747cm" svg:y1="7.35cm" svg:x2="12.739cm" svg:y2="6.08cm">
          <text:p/>
        </draw:line>
        <draw:frame draw:style-name="gr15" draw:text-style-name="P10" draw:layer="layout" svg:width="1.806cm" svg:height="0.489cm" svg:x="12.729cm" svg:y="6.543cm">
          <draw:text-box>
            <text:p><text:span text:style-name="T5">Wake request</text:span></text:p>
          </draw:text-box>
        </draw:frame>
        <draw:connector draw:style-name="gr16" draw:text-style-name="P6" draw:layer="layout" draw:type="curve" svg:x1="12.381cm" svg:y1="5.046cm" svg:x2="5.921cm" svg:y2="3.54cm" draw:start-shape="id6" draw:start-glue-point="0" draw:end-shape="id7" svg:d="M12381 5046c0-3010-6460-2257-6460-1506" svg:viewBox="0 0 6461 2179">
          <text:p/>
        </draw:connector>
        <draw:frame draw:style-name="gr6" draw:text-style-name="P8" draw:layer="layout" svg:width="4.981cm" svg:height="0.489cm" svg:x="6.814cm" svg:y="2.27cm">
          <draw:text-box>
            <text:p><text:span text:style-name="T5">WOL command, if server marked as sleeping</text:span></text:p>
          </draw:text-box>
        </draw:frame>
        <draw:frame draw:style-name="gr17" draw:text-style-name="P11" draw:layer="layout" svg:width="3.493cm" svg:height="0.45cm" svg:x="7.35cm" svg:y="6.265cm">
          <draw:text-box>
            <text:p><text:span text:style-name="T6">Forward git request to ssh or http(s)</text:span></text:p>
          </draw:text-box>
        </draw:frame>
        <draw:frame draw:style-name="gr6" draw:text-style-name="P11" draw:layer="layout" svg:width="2.388cm" svg:height="0.489cm" svg:x="7.35cm" svg:y="7.496cm">
          <draw:text-box>
            <text:p><text:span text:style-name="T6">Forward docker request</text:span></text:p>
          </draw:text-box>
        </draw:frame>
        <draw:custom-shape draw:style-name="gr18" draw:text-style-name="P13" draw:layer="layout" svg:width="3.952cm" svg:height="0.635cm" svg:x="14.828cm" svg:y="4.81cm">
          <text:p text:style-name="P12"><text:span text:style-name="T3">index, server_id,mac,timeout, status</text:span></text:p>
          <text:p text:style-name="P12"><text:span text:style-name="T3">…</text:span></text:p>
          <text:p text:style-name="P12"><text:span text:style-name="T3"/></text:p>
          <draw:enhanced-geometry svg:viewBox="0 0 21600 21600" draw:mirror-horizontal="false" draw:mirror-vertical="false" draw:type="line-callout-3" draw:modifiers="-6573.43789526942 21600 -1371.51530483177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9" draw:text-style-name="P14" draw:layer="layout" svg:width="2.551cm" svg:height="0.569cm" svg:x="14.97cm" svg:y="4.175cm">
          <draw:text-box>
            <text:p><text:span text:style-name="T2">In-memory tabl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7T16:27:45.269380851</meta:creation-date>
    <dc:date>2022-06-18T16:37:39.357035075</dc:date>
    <meta:editing-duration>PT8M28S</meta:editing-duration>
    <meta:editing-cycles>2</meta:editing-cycles>
    <meta:generator>LibreOffice/7.3.4.2$Linux_X86_64 LibreOffice_project/30$Build-2</meta:generator>
    <meta:document-statistic meta:object-count="28"/>
  </office:meta>
</office:document-meta>
</file>